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2mm"/>
    </style:style>
    <style:style style:name="co4" style:family="table-column">
      <style:table-column-properties fo:break-before="auto" style:column-width="13.92mm"/>
    </style:style>
    <style:style style:name="co5" style:family="table-column">
      <style:table-column-properties fo:break-before="auto" style:column-width="9.37mm"/>
    </style:style>
    <style:style style:name="co6" style:family="table-column">
      <style:table-column-properties fo:break-before="auto" style:column-width="17.85mm"/>
    </style:style>
    <style:style style:name="co7" style:family="table-column">
      <style:table-column-properties fo:break-before="auto" style:column-width="26.62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7.83mm"/>
    </style:style>
    <style:style style:name="co11" style:family="table-column">
      <style:table-column-properties fo:break-before="auto" style:column-width="25.42mm"/>
    </style:style>
    <style:style style:name="co12" style:family="table-column">
      <style:table-column-properties fo:break-before="auto" style:column-width="38.42mm"/>
    </style:style>
    <style:style style:name="co13" style:family="table-column">
      <style:table-column-properties fo:break-before="auto" style:column-width="33.88mm"/>
    </style:style>
    <style:style style:name="co14" style:family="table-column">
      <style:table-column-properties fo:break-before="auto" style:column-width="9.67mm"/>
    </style:style>
    <style:style style:name="co15" style:family="table-column">
      <style:table-column-properties fo:break-before="auto" style:column-width="47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3" style:family="table-cell" style:parent-style-name="Default" style:data-style-name="N110"/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number-columns-repeated="5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[.$B$3]/([.A5]+1))" office:value-type="float" office:value="1000" calcext:value-type="float">
            <text:p>1000</text:p>
          </table:table-cell>
          <table:table-cell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formula="of:=1/[.B5]" office:value-type="float" office:value="0.001" calcext:value-type="float">
            <text:p>0,001</text:p>
          </table:table-cell>
          <table:table-cell table:formula="of:=2/[.B5]" office:value-type="float" office:value="0.002" calcext:value-type="float">
            <text:p>0,002</text:p>
          </table:table-cell>
          <table:table-cell table:formula="of:=5/[.B5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B$3]/([.A6]+1))" office:value-type="float" office:value="500" calcext:value-type="float">
            <text:p>500</text:p>
          </table:table-cell>
          <table:table-cell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formula="of:=1/[.B6]" office:value-type="float" office:value="0.002" calcext:value-type="float">
            <text:p>0,002</text:p>
          </table:table-cell>
          <table:table-cell table:formula="of:=2/[.B6]" office:value-type="float" office:value="0.004" calcext:value-type="float">
            <text:p>0,004</text:p>
          </table:table-cell>
          <table:table-cell table:formula="of:=5/[.B6]" office:value-type="float" office:value="0.01" calcext:value-type="float">
            <text:p>0,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B$3]/([.A7]+1))" office:value-type="float" office:value="333" calcext:value-type="float">
            <text:p>333</text:p>
          </table:table-cell>
          <table:table-cell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formula="of:=1/[.B7]" office:value-type="float" office:value="0.003003003003003" calcext:value-type="float">
            <text:p>0,003</text:p>
          </table:table-cell>
          <table:table-cell table:formula="of:=2/[.B7]" office:value-type="float" office:value="0.00600600600600601" calcext:value-type="float">
            <text:p>0,006</text:p>
          </table:table-cell>
          <table:table-cell table:formula="of:=5/[.B7]" office:value-type="float" office:value="0.015015015015015" calcext:value-type="float">
            <text:p>0,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B$3]/([.A8]+1))" office:value-type="float" office:value="250" calcext:value-type="float">
            <text:p>250</text:p>
          </table:table-cell>
          <table:table-cell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formula="of:=1/[.B8]" office:value-type="float" office:value="0.004" calcext:value-type="float">
            <text:p>0,004</text:p>
          </table:table-cell>
          <table:table-cell table:formula="of:=2/[.B8]" office:value-type="float" office:value="0.008" calcext:value-type="float">
            <text:p>0,008</text:p>
          </table:table-cell>
          <table:table-cell table:formula="of:=5/[.B8]" office:value-type="float" office:value="0.02" calcext:value-type="float">
            <text:p>0,0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B$3]/([.A9]+1))" office:value-type="float" office:value="200" calcext:value-type="float">
            <text:p>200</text:p>
          </table:table-cell>
          <table:table-cell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formula="of:=1/[.B9]" office:value-type="float" office:value="0.005" calcext:value-type="float">
            <text:p>0,005</text:p>
          </table:table-cell>
          <table:table-cell table:formula="of:=2/[.B9]" office:value-type="float" office:value="0.01" calcext:value-type="float">
            <text:p>0,010</text:p>
          </table:table-cell>
          <table:table-cell table:formula="of:=5/[.B9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B$3]/([.A10]+1))" office:value-type="float" office:value="167" calcext:value-type="float">
            <text:p>167</text:p>
          </table:table-cell>
          <table:table-cell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formula="of:=[.$B$3]/([.E10]+1)" office:value-type="float" office:value="3.32225913621262" calcext:value-type="float">
            <text:p>3,3</text:p>
          </table:table-cell>
          <table:table-cell table:formula="of:=[.$C$3]/([.E10]+1)" office:value-type="float" office:value="26.578073089701" calcext:value-type="float">
            <text:p>26,6</text:p>
          </table:table-cell>
          <table:table-cell table:formula="of:=1/[.B10]" office:value-type="float" office:value="0.00598802395209581" calcext:value-type="float">
            <text:p>0,006</text:p>
          </table:table-cell>
          <table:table-cell table:formula="of:=2/[.B10]" office:value-type="float" office:value="0.0119760479041916" calcext:value-type="float">
            <text:p>0,012</text:p>
          </table:table-cell>
          <table:table-cell table:formula="of:=5/[.B10]" office:value-type="float" office:value="0.029940119760479" calcext:value-type="float">
            <text:p>0,03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ROUND([.$B$3]/([.A11]+1))" office:value-type="float" office:value="143" calcext:value-type="float">
            <text:p>143</text:p>
          </table:table-cell>
          <table:table-cell table:style-name="ce2"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formula="of:=1/[.B11]" office:value-type="float" office:value="0.00699300699300699" calcext:value-type="float">
            <text:p>0,007</text:p>
          </table:table-cell>
          <table:table-cell table:formula="of:=2/[.B11]" office:value-type="float" office:value="0.013986013986014" calcext:value-type="float">
            <text:p>0,014</text:p>
          </table:table-cell>
          <table:table-cell table:formula="of:=5/[.B11]" office:value-type="float" office:value="0.034965034965035" calcext:value-type="float">
            <text:p>0,03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ROUND([.$B$3]/([.A12]+1))" office:value-type="float" office:value="125" calcext:value-type="float">
            <text:p>125</text:p>
          </table:table-cell>
          <table:table-cell table:style-name="ce2" table:formula="of:=ROUND([.$C$3]/((8*[.A12])+8))" office:value-type="float" office:value="125" calcext:value-type="float">
            <text:p>125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formula="of:=[.$B$3]/([.E12]+1)" office:value-type="float" office:value="2.84900284900285" calcext:value-type="float">
            <text:p>2,8</text:p>
          </table:table-cell>
          <table:table-cell table:formula="of:=[.$C$3]/([.E12]+1)" office:value-type="float" office:value="22.7920227920228" calcext:value-type="float">
            <text:p>22,8</text:p>
          </table:table-cell>
          <table:table-cell table:formula="of:=1/[.B12]" office:value-type="float" office:value="0.008" calcext:value-type="float">
            <text:p>0,008</text:p>
          </table:table-cell>
          <table:table-cell table:formula="of:=2/[.B12]" office:value-type="float" office:value="0.016" calcext:value-type="float">
            <text:p>0,016</text:p>
          </table:table-cell>
          <table:table-cell table:formula="of:=5/[.B12]" office:value-type="float" office:value="0.04" calcext:value-type="float">
            <text:p>0,04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ROUND([.$B$3]/([.A13]+1))" office:value-type="float" office:value="111" calcext:value-type="float">
            <text:p>111</text:p>
          </table:table-cell>
          <table:table-cell table:style-name="ce2" table:formula="of:=ROUND([.$C$3]/((8*[.A13])+8))" office:value-type="float" office:value="111" calcext:value-type="float">
            <text:p>111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formula="of:=[.$B$3]/([.E13]+1)" office:value-type="float" office:value="2.49376558603491" calcext:value-type="float">
            <text:p>2,5</text:p>
          </table:table-cell>
          <table:table-cell table:formula="of:=[.$C$3]/([.E13]+1)" office:value-type="float" office:value="19.9501246882793" calcext:value-type="float">
            <text:p>20,0</text:p>
          </table:table-cell>
          <table:table-cell table:formula="of:=1/[.B13]" office:value-type="float" office:value="0.00900900900900901" calcext:value-type="float">
            <text:p>0,009</text:p>
          </table:table-cell>
          <table:table-cell table:formula="of:=2/[.B13]" office:value-type="float" office:value="0.018018018018018" calcext:value-type="float">
            <text:p>0,018</text:p>
          </table:table-cell>
          <table:table-cell table:formula="of:=5/[.B13]" office:value-type="float" office:value="0.045045045045045" calcext:value-type="float">
            <text:p>0,0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B$3]/([.A14]+1))" office:value-type="float" office:value="100" calcext:value-type="float">
            <text:p>100</text:p>
          </table:table-cell>
          <table:table-cell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formula="of:=1/[.B14]" office:value-type="float" office:value="0.01" calcext:value-type="float">
            <text:p>0,010</text:p>
          </table:table-cell>
          <table:table-cell table:formula="of:=2/[.B14]" office:value-type="float" office:value="0.02" calcext:value-type="float">
            <text:p>0,020</text:p>
          </table:table-cell>
          <table:table-cell table:formula="of:=5/[.B14]" office:value-type="float" office:value="0.05" calcext:value-type="float">
            <text:p>0,05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ROUND([.$B$3]/([.A15]+1))" office:value-type="float" office:value="91" calcext:value-type="float">
            <text:p>91</text:p>
          </table:table-cell>
          <table:table-cell table:style-name="ce2" table:formula="of:=ROUND([.$C$3]/((8*[.A15])+8))" office:value-type="float" office:value="91" calcext:value-type="float">
            <text:p>91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table:formula="of:=[.$B$3]/([.E15]+1)" office:value-type="float" office:value="1.66389351081531" calcext:value-type="float">
            <text:p>1,7</text:p>
          </table:table-cell>
          <table:table-cell table:formula="of:=[.$C$3]/([.E15]+1)" office:value-type="float" office:value="13.3111480865225" calcext:value-type="float">
            <text:p>13,3</text:p>
          </table:table-cell>
          <table:table-cell table:formula="of:=1/[.B15]" office:value-type="float" office:value="0.010989010989011" calcext:value-type="float">
            <text:p>0,011</text:p>
          </table:table-cell>
          <table:table-cell table:formula="of:=2/[.B15]" office:value-type="float" office:value="0.021978021978022" calcext:value-type="float">
            <text:p>0,022</text:p>
          </table:table-cell>
          <table:table-cell table:formula="of:=5/[.B15]" office:value-type="float" office:value="0.0549450549450549" calcext:value-type="float">
            <text:p>0,05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ROUND([.$B$3]/([.A16]+1))" office:value-type="float" office:value="83" calcext:value-type="float">
            <text:p>83</text:p>
          </table:table-cell>
          <table:table-cell table:style-name="ce2" table:formula="of:=ROUND([.$C$3]/((8*[.A16])+8))" office:value-type="float" office:value="83" calcext:value-type="float">
            <text:p>83</text:p>
          </table:table-cell>
          <table:table-cell/>
          <table:table-cell table:style-name="ce2" office:value-type="float" office:value="700" calcext:value-type="float">
            <text:p>700</text:p>
          </table:table-cell>
          <table:table-cell table:formula="of:=[.$B$3]/([.E16]+1)" office:value-type="float" office:value="1.4265335235378" calcext:value-type="float">
            <text:p>1,4</text:p>
          </table:table-cell>
          <table:table-cell table:formula="of:=[.$C$3]/([.E16]+1)" office:value-type="float" office:value="11.4122681883024" calcext:value-type="float">
            <text:p>11,4</text:p>
          </table:table-cell>
          <table:table-cell table:formula="of:=1/[.B16]" office:value-type="float" office:value="0.0120481927710843" calcext:value-type="float">
            <text:p>0,012</text:p>
          </table:table-cell>
          <table:table-cell table:formula="of:=2/[.B16]" office:value-type="float" office:value="0.0240963855421687" calcext:value-type="float">
            <text:p>0,024</text:p>
          </table:table-cell>
          <table:table-cell table:formula="of:=5/[.B16]" office:value-type="float" office:value="0.0602409638554217" calcext:value-type="float">
            <text:p>0,0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ROUND([.$B$3]/([.A17]+1))" office:value-type="float" office:value="77" calcext:value-type="float">
            <text:p>77</text:p>
          </table:table-cell>
          <table:table-cell table:style-name="ce2" table:formula="of:=ROUND([.$C$3]/((8*[.A17])+8))" office:value-type="float" office:value="77" calcext:value-type="float">
            <text:p>77</text:p>
          </table:table-cell>
          <table:table-cell/>
          <table:table-cell table:style-name="ce2" office:value-type="float" office:value="800" calcext:value-type="float">
            <text:p>800</text:p>
          </table:table-cell>
          <table:table-cell table:formula="of:=[.$B$3]/([.E17]+1)" office:value-type="float" office:value="1.24843945068664" calcext:value-type="float">
            <text:p>1,2</text:p>
          </table:table-cell>
          <table:table-cell table:formula="of:=[.$C$3]/([.E17]+1)" office:value-type="float" office:value="9.98751560549313" calcext:value-type="float">
            <text:p>10,0</text:p>
          </table:table-cell>
          <table:table-cell table:formula="of:=1/[.B17]" office:value-type="float" office:value="0.012987012987013" calcext:value-type="float">
            <text:p>0,013</text:p>
          </table:table-cell>
          <table:table-cell table:formula="of:=2/[.B17]" office:value-type="float" office:value="0.025974025974026" calcext:value-type="float">
            <text:p>0,026</text:p>
          </table:table-cell>
          <table:table-cell table:formula="of:=5/[.B17]" office:value-type="float" office:value="0.0649350649350649" calcext:value-type="float">
            <text:p>0,06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ROUND([.$B$3]/([.A18]+1))" office:value-type="float" office:value="71" calcext:value-type="float">
            <text:p>71</text:p>
          </table:table-cell>
          <table:table-cell table:style-name="ce2" table:formula="of:=ROUND([.$C$3]/((8*[.A18])+8))" office:value-type="float" office:value="71" calcext:value-type="float">
            <text:p>71</text:p>
          </table:table-cell>
          <table:table-cell/>
          <table:table-cell table:style-name="ce2" office:value-type="float" office:value="900" calcext:value-type="float">
            <text:p>900</text:p>
          </table:table-cell>
          <table:table-cell table:formula="of:=[.$B$3]/([.E18]+1)" office:value-type="float" office:value="1.10987791342952" calcext:value-type="float">
            <text:p>1,1</text:p>
          </table:table-cell>
          <table:table-cell table:formula="of:=[.$C$3]/([.E18]+1)" office:value-type="float" office:value="8.87902330743618" calcext:value-type="float">
            <text:p>8,9</text:p>
          </table:table-cell>
          <table:table-cell table:formula="of:=1/[.B18]" office:value-type="float" office:value="0.0140845070422535" calcext:value-type="float">
            <text:p>0,014</text:p>
          </table:table-cell>
          <table:table-cell table:formula="of:=2/[.B18]" office:value-type="float" office:value="0.028169014084507" calcext:value-type="float">
            <text:p>0,028</text:p>
          </table:table-cell>
          <table:table-cell table:formula="of:=5/[.B18]" office:value-type="float" office:value="0.0704225352112676" calcext:value-type="float">
            <text:p>0,07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ROUND([.$B$3]/([.A19]+1))" office:value-type="float" office:value="67" calcext:value-type="float">
            <text:p>67</text:p>
          </table:table-cell>
          <table:table-cell table:style-name="ce2"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formula="of:=1/[.B19]" office:value-type="float" office:value="0.0149253731343284" calcext:value-type="float">
            <text:p>0,015</text:p>
          </table:table-cell>
          <table:table-cell table:formula="of:=2/[.B19]" office:value-type="float" office:value="0.0298507462686567" calcext:value-type="float">
            <text:p>0,030</text:p>
          </table:table-cell>
          <table:table-cell table:formula="of:=5/[.B19]" office:value-type="float" office:value="0.0746268656716418" calcext:value-type="float">
            <text:p>0,07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ROUND([.$B$3]/([.A20]+1))" office:value-type="float" office:value="63" calcext:value-type="float">
            <text:p>63</text:p>
          </table:table-cell>
          <table:table-cell table:style-name="ce2"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formula="of:=[.$B$3]/([.E20]+1)" office:value-type="float" office:value="0.908265213442325" calcext:value-type="float">
            <text:p>0,9</text:p>
          </table:table-cell>
          <table:table-cell table:formula="of:=[.$C$3]/([.E20]+1)" office:value-type="float" office:value="7.2661217075386" calcext:value-type="float">
            <text:p>7,3</text:p>
          </table:table-cell>
          <table:table-cell table:formula="of:=1/[.B20]" office:value-type="float" office:value="0.0158730158730159" calcext:value-type="float">
            <text:p>0,016</text:p>
          </table:table-cell>
          <table:table-cell table:formula="of:=2/[.B20]" office:value-type="float" office:value="0.0317460317460317" calcext:value-type="float">
            <text:p>0,032</text:p>
          </table:table-cell>
          <table:table-cell table:formula="of:=5/[.B20]" office:value-type="float" office:value="0.0793650793650794" calcext:value-type="float">
            <text:p>0,07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ROUND([.$B$3]/([.A21]+1))" office:value-type="float" office:value="59" calcext:value-type="float">
            <text:p>59</text:p>
          </table:table-cell>
          <table:table-cell table:style-name="ce2"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formula="of:=1/[.B21]" office:value-type="float" office:value="0.0169491525423729" calcext:value-type="float">
            <text:p>0,017</text:p>
          </table:table-cell>
          <table:table-cell table:formula="of:=2/[.B21]" office:value-type="float" office:value="0.0338983050847458" calcext:value-type="float">
            <text:p>0,034</text:p>
          </table:table-cell>
          <table:table-cell table:formula="of:=5/[.B21]" office:value-type="float" office:value="0.0847457627118644" calcext:value-type="float">
            <text:p>0,08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ROUND([.$B$3]/([.A22]+1))" office:value-type="float" office:value="56" calcext:value-type="float">
            <text:p>56</text:p>
          </table:table-cell>
          <table:table-cell table:style-name="ce2"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formula="of:=1/[.B22]" office:value-type="float" office:value="0.0178571428571429" calcext:value-type="float">
            <text:p>0,018</text:p>
          </table:table-cell>
          <table:table-cell table:formula="of:=2/[.B22]" office:value-type="float" office:value="0.0357142857142857" calcext:value-type="float">
            <text:p>0,036</text:p>
          </table:table-cell>
          <table:table-cell table:formula="of:=5/[.B22]" office:value-type="float" office:value="0.0892857142857143" calcext:value-type="float">
            <text:p>0,08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ROUND([.$B$3]/([.A23]+1))" office:value-type="float" office:value="53" calcext:value-type="float">
            <text:p>53</text:p>
          </table:table-cell>
          <table:table-cell table:style-name="ce2"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formula="of:=1/[.B23]" office:value-type="float" office:value="0.0188679245283019" calcext:value-type="float">
            <text:p>0,019</text:p>
          </table:table-cell>
          <table:table-cell table:formula="of:=2/[.B23]" office:value-type="float" office:value="0.0377358490566038" calcext:value-type="float">
            <text:p>0,038</text:p>
          </table:table-cell>
          <table:table-cell table:formula="of:=5/[.B23]" office:value-type="float" office:value="0.0943396226415094" calcext:value-type="float">
            <text:p>0,0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$B$3]/([.A24]+1))" office:value-type="float" office:value="50" calcext:value-type="float">
            <text:p>50</text:p>
          </table:table-cell>
          <table:table-cell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formula="of:=1/[.B24]" office:value-type="float" office:value="0.02" calcext:value-type="float">
            <text:p>0,020</text:p>
          </table:table-cell>
          <table:table-cell table:formula="of:=2/[.B24]" office:value-type="float" office:value="0.04" calcext:value-type="float">
            <text:p>0,040</text:p>
          </table:table-cell>
          <table:table-cell table:formula="of:=5/[.B24]" office:value-type="float" office:value="0.1" calcext:value-type="float">
            <text:p>0,100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ROUND([.$B$3]/([.A25]+1))" office:value-type="float" office:value="48" calcext:value-type="float">
            <text:p>48</text:p>
          </table:table-cell>
          <table:table-cell table:style-name="ce2"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formula="of:=1/[.B25]" office:value-type="float" office:value="0.0208333333333333" calcext:value-type="float">
            <text:p>0,021</text:p>
          </table:table-cell>
          <table:table-cell table:formula="of:=2/[.B25]" office:value-type="float" office:value="0.0416666666666667" calcext:value-type="float">
            <text:p>0,042</text:p>
          </table:table-cell>
          <table:table-cell table:formula="of:=5/[.B25]" office:value-type="float" office:value="0.104166666666667" calcext:value-type="float">
            <text:p>0,104</text:p>
          </table:table-cell>
        </table:table-row>
        <table:table-row table:style-name="ro1" table:number-rows-repeated="4">
          <table:table-cell table:number-columns-repeated="5"/>
          <table:table-cell table:style-name="Default" table:number-columns-repeated="5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Default" table:formula="of:=5/500" office:value-type="float" office:value="0.01" calcext:value-type="float">
            <text:p>0,01</text:p>
          </table:table-cell>
          <table:table-cell table:style-name="Default" table:number-columns-repeated="2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cutoff</text:p>
          </table:table-cell>
          <table:table-cell table:number-columns-repeated="5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1.27mm" svg:height="238.72mm" svg:x="91.57mm" svg:y="5.42m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5]-1000) * (20 - 5) / (2000 - 1000) + 5" office:value-type="float" office:value="5" calcext:value-type="float">
            <text:p>5,00</text:p>
          </table:table-cell>
          <table:table-cell table:formula="of:=FLOOR([.B25]*[.$B$3])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6]-1000) * (20 - 5) / (2000 - 1000) + 5" office:value-type="float" office:value="5.015" calcext:value-type="float">
            <text:p>5,02</text:p>
          </table:table-cell>
          <table:table-cell table:formula="of:=FLOOR([.B26]*[.$B$3])" office:value-type="float" office:value="802" calcext:value-type="float">
            <text:p>802</text:p>
          </table:table-cell>
          <table:table-cell table:formula="of:=[.C26]-[.C25]" office:value-type="float" office:value="2" calcext:value-type="float">
            <text:p>2</text:p>
          </table:table-cell>
          <table:table-cell table:formula="of:=[.C26]-[.$C$25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7]-1000) * (20 - 5) / (2000 - 1000) + 5" office:value-type="float" office:value="5.03" calcext:value-type="float">
            <text:p>5,03</text:p>
          </table:table-cell>
          <table:table-cell table:formula="of:=FLOOR([.B27]*[.$B$3])" office:value-type="float" office:value="804" calcext:value-type="float">
            <text:p>804</text:p>
          </table:table-cell>
          <table:table-cell table:formula="of:=[.C27]-[.C26]" office:value-type="float" office:value="2" calcext:value-type="float">
            <text:p>2</text:p>
          </table:table-cell>
          <table:table-cell table:formula="of:=[.C27]-[.$C$25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8]-1000) * (20 - 5) / (2000 - 1000) + 5" office:value-type="float" office:value="5.075" calcext:value-type="float">
            <text:p>5,08</text:p>
          </table:table-cell>
          <table:table-cell table:formula="of:=FLOOR([.B28]*[.$B$3])" office:value-type="float" office:value="812" calcext:value-type="float">
            <text:p>812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C28]-[.$C$2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9]-1000) * (20 - 5) / (2000 - 1000) + 5" office:value-type="float" office:value="5.15" calcext:value-type="float">
            <text:p>5,15</text:p>
          </table:table-cell>
          <table:table-cell table:formula="of:=FLOOR([.B29]*[.$B$3])" office:value-type="float" office:value="824" calcext:value-type="float">
            <text:p>824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C29]-[.$C$2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30]-1000) * (20 - 5) / (2000 - 1000) + 5" office:value-type="float" office:value="5.3" calcext:value-type="float">
            <text:p>5,30</text:p>
          </table:table-cell>
          <table:table-cell table:formula="of:=FLOOR([.B30]*[.$B$3])" office:value-type="float" office:value="848" calcext:value-type="float">
            <text:p>848</text:p>
          </table:table-cell>
          <table:table-cell table:formula="of:=[.C30]-[.C29]" office:value-type="float" office:value="24" calcext:value-type="float">
            <text:p>24</text:p>
          </table:table-cell>
          <table:table-cell table:formula="of:=[.C30]-[.$C$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31]-1000) * (20 - 5) / (2000 - 1000) + 5" office:value-type="float" office:value="5.75" calcext:value-type="float">
            <text:p>5,75</text:p>
          </table:table-cell>
          <table:table-cell table:formula="of:=FLOOR([.B31]*[.$B$3])" office:value-type="float" office:value="920" calcext:value-type="float">
            <text:p>920</text:p>
          </table:table-cell>
          <table:table-cell table:formula="of:=[.C31]-[.C30]" office:value-type="float" office:value="72" calcext:value-type="float">
            <text:p>72</text:p>
          </table:table-cell>
          <table:table-cell table:formula="of:=[.C31]-[.$C$25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32]-1000) * (20 - 5) / (2000 - 1000) + 5" office:value-type="float" office:value="6.5" calcext:value-type="float">
            <text:p>6,50</text:p>
          </table:table-cell>
          <table:table-cell table:formula="of:=FLOOR([.B32]*[.$B$3])" office:value-type="float" office:value="1040" calcext:value-type="float">
            <text:p>1040</text:p>
          </table:table-cell>
          <table:table-cell table:formula="of:=[.C32]-[.C31]" office:value-type="float" office:value="120" calcext:value-type="float">
            <text:p>120</text:p>
          </table:table-cell>
          <table:table-cell table:formula="of:=[.C32]-[.$C$25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33]-1000) * (20 - 5) / (2000 - 1000) + 5" office:value-type="float" office:value="8" calcext:value-type="float">
            <text:p>8,00</text:p>
          </table:table-cell>
          <table:table-cell table:formula="of:=FLOOR([.B33]*[.$B$3])" office:value-type="float" office:value="1280" calcext:value-type="float">
            <text:p>1280</text:p>
          </table:table-cell>
          <table:table-cell table:formula="of:=[.C33]-[.C32]" office:value-type="float" office:value="240" calcext:value-type="float">
            <text:p>240</text:p>
          </table:table-cell>
          <table:table-cell table:formula="of:=[.C33]-[.$C$25]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34]-1000) * (20 - 5) / (2000 - 1000) + 5" office:value-type="float" office:value="9.5" calcext:value-type="float">
            <text:p>9,50</text:p>
          </table:table-cell>
          <table:table-cell table:formula="of:=FLOOR([.B34]*[.$B$3])" office:value-type="float" office:value="1520" calcext:value-type="float">
            <text:p>1520</text:p>
          </table:table-cell>
          <table:table-cell table:formula="of:=[.C34]-[.C33]" office:value-type="float" office:value="240" calcext:value-type="float">
            <text:p>240</text:p>
          </table:table-cell>
          <table:table-cell table:formula="of:=[.C34]-[.$C$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5]-1000) * (20 - 5) / (2000 - 1000) + 5" office:value-type="float" office:value="11" calcext:value-type="float">
            <text:p>11,00</text:p>
          </table:table-cell>
          <table:table-cell table:formula="of:=FLOOR([.B35]*[.$B$3])" office:value-type="float" office:value="1760" calcext:value-type="float">
            <text:p>1760</text:p>
          </table:table-cell>
          <table:table-cell table:formula="of:=[.C35]-[.C34]" office:value-type="float" office:value="240" calcext:value-type="float">
            <text:p>240</text:p>
          </table:table-cell>
          <table:table-cell table:formula="of:=[.C35]-[.$C$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6]-1000) * (20 - 5) / (2000 - 1000) + 5" office:value-type="float" office:value="12.5" calcext:value-type="float">
            <text:p>12,50</text:p>
          </table:table-cell>
          <table:table-cell table:formula="of:=FLOOR([.B36]*[.$B$3])" office:value-type="float" office:value="2000" calcext:value-type="float">
            <text:p>2000</text:p>
          </table:table-cell>
          <table:table-cell table:formula="of:=[.C36]-[.C35]" office:value-type="float" office:value="240" calcext:value-type="float">
            <text:p>240</text:p>
          </table:table-cell>
          <table:table-cell table:formula="of:=[.C36]-[.$C$25]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7]-1000) * (20 - 5) / (2000 - 1000) + 5" office:value-type="float" office:value="15.5" calcext:value-type="float">
            <text:p>15,50</text:p>
          </table:table-cell>
          <table:table-cell table:formula="of:=FLOOR([.B37]*[.$B$3])" office:value-type="float" office:value="2480" calcext:value-type="float">
            <text:p>2480</text:p>
          </table:table-cell>
          <table:table-cell table:formula="of:=[.C37]-[.C36]" office:value-type="float" office:value="480" calcext:value-type="float">
            <text:p>480</text:p>
          </table:table-cell>
          <table:table-cell table:formula="of:=[.C37]-[.$C$25]"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8]-1000) * (20 - 5) / (2000 - 1000) + 5" office:value-type="float" office:value="20" calcext:value-type="float">
            <text:p>20,00</text:p>
          </table:table-cell>
          <table:table-cell table:formula="of:=FLOOR([.B38]*[.$B$3])" office:value-type="float" office:value="3200" calcext:value-type="float">
            <text:p>3200</text:p>
          </table:table-cell>
          <table:table-cell table:formula="of:=[.C38]-[.C36]" office:value-type="float" office:value="1200" calcext:value-type="float">
            <text:p>1200</text:p>
          </table:table-cell>
          <table:table-cell table:formula="of:=[.C38]-[.$C$25]" office:value-type="float" office:value="2400" calcext:value-type="float">
            <text:p>24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olution [ns]</text:p>
          </table:table-cell>
          <table:table-cell office:value-type="string" calcext:value-type="string">
            <text:p>min [us]</text:p>
          </table:table-cell>
          <table:table-cell office:value-type="string" calcext:value-type="string">
            <text:p>min [ticks]</text:p>
          </table:table-cell>
          <table:table-cell office:value-type="string" calcext:value-type="string">
            <text:p>max [us]</text:p>
          </table:table-cell>
          <table:table-cell office:value-type="string" calcext:value-type="string">
            <text:p>max [ticks]</text:p>
          </table:table-cell>
          <table:table-cell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6]/[.$B$44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6]*1000/[.C46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6]*1000/[.C46]" office:value-type="float" office:value="6666.66666666667" calcext:value-type="float">
            <text:p>6666,67</text:p>
          </table:table-cell>
          <table:table-cell table:formula="of:=[.G46]-[.E46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7]/[.$B$44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1000/[.C47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8]/[.$B$44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8]*1000/[.C48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8]*1000/[.C48]" office:value-type="float" office:value="3360" calcext:value-type="float">
            <text:p>3360</text:p>
          </table:table-cell>
          <table:table-cell table:formula="of:=[.G48]-[.E48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9]/[.$B$44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9]*1000/[.C49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9]*1000/[.C49]" office:value-type="float" office:value="1000" calcext:value-type="float">
            <text:p>1000</text:p>
          </table:table-cell>
          <table:table-cell table:formula="of:=[.G49]-[.E4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ched 16k</text:p>
          </table:table-cell>
          <table:table-cell office:value-type="float" office:value="4" calcext:value-type="float">
            <text:p>4</text:p>
          </table:table-cell>
          <table:table-cell table:formula="of:=[.B50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50]*1000/[.C50]" office:value-type="float" office:value="1250" calcext:value-type="float">
            <text:p>1250</text:p>
          </table:table-cell>
          <table:table-cell table:formula="of:=[.G50]-[.E50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51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1]*1000/[.C51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51]*1000/[.C51]" office:value-type="float" office:value="2500" calcext:value-type="float">
            <text:p>2500</text:p>
          </table:table-cell>
          <table:table-cell table:formula="of:=[.G51]-[.E51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52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2]*1000/[.C52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52]*1000/[.C52]" office:value-type="float" office:value="5000" calcext:value-type="float">
            <text:p>5000</text:p>
          </table:table-cell>
          <table:table-cell table:formula="of:=[.G52]-[.E52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53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3]*1000/[.C53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53]*1000/[.C53]" office:value-type="float" office:value="10000" calcext:value-type="float">
            <text:p>10000</text:p>
          </table:table-cell>
          <table:table-cell table:formula="of:=[.G53]-[.E53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54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4]*1000/[.C54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54]*1000/[.C54]" office:value-type="float" office:value="20000" calcext:value-type="float">
            <text:p>20000</text:p>
          </table:table-cell>
          <table:table-cell table:formula="of:=[.G54]-[.E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5]/[.$B$44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5]*1000/[.C55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5]*1000/[.C55]" office:value-type="float" office:value="40000" calcext:value-type="float">
            <text:p>40000</text:p>
          </table:table-cell>
          <table:table-cell table:formula="of:=[.G55]-[.E55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6]/[.$B$44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mt max</text:p>
          </table:table-cell>
          <table:table-cell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1]/[.$B$44]*1000000000" office:value-type="float" office:value="12.5" calcext:value-type="float">
            <text:p>12,5</text:p>
          </table:table-cell>
          <table:table-cell table:formula="of:=[.B61]*[.$B$59]" office:value-type="float" office:value="409587.5" calcext:value-type="float">
            <text:p>409587,5</text:p>
          </table:table-cell>
          <table:table-cell table:formula="of:=1000000000/[.C61]/2" office:value-type="float" office:value="1220.74037903989" calcext:value-type="float">
            <text:p>1220,74</text:p>
          </table:table-cell>
          <table:table-cell table:formula="of:=[.D61]/[.$E$60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2]/[.$B$44]*1000000000" office:value-type="float" office:value="25" calcext:value-type="float">
            <text:p>25</text:p>
          </table:table-cell>
          <table:table-cell table:formula="of:=[.B62]*[.$B$59]" office:value-type="float" office:value="819175" calcext:value-type="float">
            <text:p>819175</text:p>
          </table:table-cell>
          <table:table-cell table:formula="of:=1000000000/[.C62]/2" office:value-type="float" office:value="610.370189519944" calcext:value-type="float">
            <text:p>610,37</text:p>
          </table:table-cell>
          <table:table-cell table:formula="of:=[.D62]/[.$E$60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3]/[.$B$44]*1000000000" office:value-type="float" office:value="50" calcext:value-type="float">
            <text:p>50</text:p>
          </table:table-cell>
          <table:table-cell table:formula="of:=[.B63]*[.$B$59]" office:value-type="float" office:value="1638350" calcext:value-type="float">
            <text:p>1638350</text:p>
          </table:table-cell>
          <table:table-cell table:formula="of:=1000000000/[.C63]/2" office:value-type="float" office:value="305.185094759972" calcext:value-type="float">
            <text:p>305,19</text:p>
          </table:table-cell>
          <table:table-cell table:formula="of:=[.D63]/[.$E$60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64]/[.$B$44]*1000000000" office:value-type="float" office:value="100" calcext:value-type="float">
            <text:p>100</text:p>
          </table:table-cell>
          <table:table-cell table:formula="of:=[.B64]*[.$B$59]" office:value-type="float" office:value="3276700" calcext:value-type="float">
            <text:p>3276700</text:p>
          </table:table-cell>
          <table:table-cell table:formula="of:=1000000000/[.C64]/2" office:value-type="float" office:value="152.592547379986" calcext:value-type="float">
            <text:p>152,59</text:p>
          </table:table-cell>
          <table:table-cell table:formula="of:=[.D64]/[.$E$60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5]/[.$B$44]*1000000000" office:value-type="float" office:value="200" calcext:value-type="float">
            <text:p>200</text:p>
          </table:table-cell>
          <table:table-cell table:formula="of:=[.B65]*[.$B$59]" office:value-type="float" office:value="6553400" calcext:value-type="float">
            <text:p>6553400</text:p>
          </table:table-cell>
          <table:table-cell table:formula="of:=1000000000/[.C65]/2" office:value-type="float" office:value="76.296273689993" calcext:value-type="float">
            <text:p>76,3</text:p>
          </table:table-cell>
          <table:table-cell table:formula="of:=[.D65]/[.$E$60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6]/[.$B$44]*1000000000" office:value-type="float" office:value="300" calcext:value-type="float">
            <text:p>300</text:p>
          </table:table-cell>
          <table:table-cell table:formula="of:=[.B66]*[.$B$59]" office:value-type="float" office:value="9830100" calcext:value-type="float">
            <text:p>9830100</text:p>
          </table:table-cell>
          <table:table-cell table:formula="of:=1000000000/[.C66]/2" office:value-type="float" office:value="50.8641824599953" calcext:value-type="float">
            <text:p>50,86</text:p>
          </table:table-cell>
          <table:table-cell table:formula="of:=[.D66]/[.$E$60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7]/[.$B$44]*1000000000" office:value-type="float" office:value="500" calcext:value-type="float">
            <text:p>500</text:p>
          </table:table-cell>
          <table:table-cell table:formula="of:=[.B67]*[.$B$59]" office:value-type="float" office:value="16383500" calcext:value-type="float">
            <text:p>16383500</text:p>
          </table:table-cell>
          <table:table-cell table:formula="of:=1000000000/[.C67]/2" office:value-type="float" office:value="30.5185094759972" calcext:value-type="float">
            <text:p>30,52</text:p>
          </table:table-cell>
          <table:table-cell table:formula="of:=[.D67]/[.$E$60]" office:value-type="float" office:value="0.610370189519944" calcext:value-type="float">
            <text:p>0,6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8]/[.$B$44]*1000000000" office:value-type="float" office:value="600" calcext:value-type="float">
            <text:p>600</text:p>
          </table:table-cell>
          <table:table-cell table:formula="of:=[.B68]*[.$B$59]" office:value-type="float" office:value="19660200" calcext:value-type="float">
            <text:p>19660200</text:p>
          </table:table-cell>
          <table:table-cell table:formula="of:=1000000000/[.C68]/2" office:value-type="float" office:value="25.4320912299977" calcext:value-type="float">
            <text:p>25,43</text:p>
          </table:table-cell>
          <table:table-cell table:formula="of:=[.D68]/[.$E$60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9]/[.$B$44]*1000000000" office:value-type="float" office:value="625" calcext:value-type="float">
            <text:p>625</text:p>
          </table:table-cell>
          <table:table-cell table:formula="of:=[.B69]*[.$B$59]" office:value-type="float" office:value="20479375" calcext:value-type="float">
            <text:p>20479375</text:p>
          </table:table-cell>
          <table:table-cell table:formula="of:=1000000000/[.C69]/2" office:value-type="float" office:value="24.4148075807978" calcext:value-type="float">
            <text:p>24,41</text:p>
          </table:table-cell>
          <table:table-cell table:formula="of:=[.D69]/[.$E$60]" office:value-type="float" office:value="0.488296151615955" calcext:value-type="float">
            <text:p>0,49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4]/[.D16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4]/2" office:value-type="float" office:value="1168" calcext:value-type="float">
            <text:p>1168</text:p>
          </table:table-cell>
          <table:table-cell table:formula="of:=[.E14]/2" office:value-type="float" office:value="584" calcext:value-type="float">
            <text:p>584</text:p>
          </table:table-cell>
          <table:table-cell table:formula="of:=[.F14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15]/2" office:value-type="float" office:value="2172" calcext:value-type="float">
            <text:p>2172</text:p>
          </table:table-cell>
          <table:table-cell table:formula="of:=[.E15]/2" office:value-type="float" office:value="1086" calcext:value-type="float">
            <text:p>1086</text:p>
          </table:table-cell>
          <table:table-cell table:formula="of:=[.F15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4]+[.D15]" office:value-type="float" office:value="6680" calcext:value-type="float">
            <text:p>6680</text:p>
          </table:table-cell>
          <table:table-cell table:formula="of:=[.D16]/2" office:value-type="float" office:value="3340" calcext:value-type="float">
            <text:p>3340</text:p>
          </table:table-cell>
          <table:table-cell table:formula="of:=[.E16]/2" office:value-type="float" office:value="1670" calcext:value-type="float">
            <text:p>1670</text:p>
          </table:table-cell>
          <table:table-cell table:formula="of:=[.F1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18]/[.D20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18]/2" office:value-type="float" office:value="2340" calcext:value-type="float">
            <text:p>2340</text:p>
          </table:table-cell>
          <table:table-cell table:formula="of:=[.E18]/2" office:value-type="float" office:value="1170" calcext:value-type="float">
            <text:p>1170</text:p>
          </table:table-cell>
          <table:table-cell table:formula="of:=[.F18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19]/2" office:value-type="float" office:value="1000" calcext:value-type="float">
            <text:p>1000</text:p>
          </table:table-cell>
          <table:table-cell table:formula="of:=[.E19]/2" office:value-type="float" office:value="500" calcext:value-type="float">
            <text:p>500</text:p>
          </table:table-cell>
          <table:table-cell table:formula="of:=[.F19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18]+[.D19]" office:value-type="float" office:value="6680" calcext:value-type="float">
            <text:p>6680</text:p>
          </table:table-cell>
          <table:table-cell table:formula="of:=[.D20]/2" office:value-type="float" office:value="3340" calcext:value-type="float">
            <text:p>3340</text:p>
          </table:table-cell>
          <table:table-cell table:formula="of:=[.E20]/2" office:value-type="float" office:value="1670" calcext:value-type="float">
            <text:p>1670</text:p>
          </table:table-cell>
          <table:table-cell table:formula="of:=[.F20]/2" office:value-type="float" office:value="835" calcext:value-type="float">
            <text:p>835</text:p>
          </table:table-cell>
        </table:table-row>
      </table:table>
      <table:table table:name="rpm" table:style-name="ta1"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icrostep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 step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p angle [deg]</text:p>
          </table:table-cell>
          <table:table-cell table:formula="of:=360/[.C4]"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meter [mm]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cumference [mm]</text:p>
          </table:table-cell>
          <table:table-cell table:formula="of:=PI()*[.C6]" office:value-type="float" office:value="188.495559215388" calcext:value-type="float">
            <text:p>188,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peed [mm/s, m/s, km/h]</text:p>
          </table:table-cell>
          <table:table-cell office:value-type="float" office:value="1000" calcext:value-type="float">
            <text:p>1000</text:p>
          </table:table-cell>
          <table:table-cell table:formula="of:=[.C9]*0.001" office:value-type="float" office:value="1" calcext:value-type="float">
            <text:p>1</text:p>
          </table:table-cell>
          <table:table-cell table:formula="of:=[.D9]*3600*0.001" office:value-type="float" office:value="3.6" calcext:value-type="float">
            <text:p>3,6</text:p>
          </table:table-cell>
        </table:table-row>
        <table:table-row table:style-name="ro1">
          <table:table-cell/>
          <table:table-cell office:value-type="string" calcext:value-type="string">
            <text:p>rps, rpm</text:p>
          </table:table-cell>
          <table:table-cell table:formula="of:=[.C9]/[.C7]" office:value-type="float" office:value="5.30516476972985" calcext:value-type="float">
            <text:p>5,31</text:p>
          </table:table-cell>
          <table:table-cell table:formula="of:=[.C10]*60" office:value-type="float" office:value="318.309886183791" calcext:value-type="float">
            <text:p>318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s [Hz]</text:p>
          </table:table-cell>
          <table:table-cell table:formula="of:=[.C10]*[.C4]*[.C3]" office:value-type="float" office:value="8488.26363156775" calcext:value-type="float">
            <text:p>8488,2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req [Hz]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ps, rpm</text:p>
          </table:table-cell>
          <table:table-cell table:formula="of:=[.C13]/[.C4]/[.C3]" office:value-type="float" office:value="0.625" calcext:value-type="float">
            <text:p>0,63</text:p>
          </table:table-cell>
          <table:table-cell table:formula="of:=[.C14]*60" office:value-type="float" office:value="37.5" calcext:value-type="float">
            <text:p>37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ed [mm/s, m/s, km/h]</text:p>
          </table:table-cell>
          <table:table-cell table:formula="of:=[.C14]*[.C7]" office:value-type="float" office:value="117.809724509617" calcext:value-type="float">
            <text:p>117,81</text:p>
          </table:table-cell>
          <table:table-cell table:formula="of:=[.C15]*0.001" office:value-type="float" office:value="0.117809724509617" calcext:value-type="float">
            <text:p>0,12</text:p>
          </table:table-cell>
          <table:table-cell table:formula="of:=[.D15]*3600*0.001" office:value-type="float" office:value="0.424115008234622" calcext:value-type="float">
            <text:p>0,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ps, rpm</text:p>
          </table:table-cell>
          <table:table-cell office:value-type="float" office:value="5" calcext:value-type="float">
            <text:p>5</text:p>
          </table:table-cell>
          <table:table-cell table:formula="of:=[.C17]*60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ed [mm/s, m/s, km/h]</text:p>
          </table:table-cell>
          <table:table-cell table:formula="of:=[.C17]*[.C7]" office:value-type="float" office:value="942.477796076938" calcext:value-type="float">
            <text:p>942,48</text:p>
          </table:table-cell>
          <table:table-cell table:formula="of:=[.C18]*0.001" office:value-type="float" office:value="0.942477796076938" calcext:value-type="float">
            <text:p>0,94</text:p>
          </table:table-cell>
          <table:table-cell table:formula="of:=[.D18]*3600*0.001" office:value-type="float" office:value="3.39292006587698" calcext:value-type="float">
            <text:p>3,39</text:p>
          </table:table-cell>
        </table:table-row>
        <table:table-row table:style-name="ro1">
          <table:table-cell/>
          <table:table-cell office:value-type="string" calcext:value-type="string">
            <text:p>freq [Hz]</text:p>
          </table:table-cell>
          <table:table-cell table:formula="of:=[.C17]*[.C4]*[.C3]" office:value-type="float" office:value="8000" calcext:value-type="float">
            <text:p>8000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embedded.com/design/mcus-processors-and-socs/4006438/Generate-stepper-motor-speed-profiles-in-real-ti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.00.0000</text:date>, <text:time style:data-style-name="N2" text:time-value="18:12:57.382371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5M41S</meta:editing-duration>
    <meta:editing-cycles>38</meta:editing-cycles>
    <meta:generator>LibreOffice/6.0.6.2$Linux_X86_64 LibreOffice_project/00m0$Build-2</meta:generator>
    <dc:date>2018-09-30T19:18:23.648046611</dc:date>
    <meta:document-statistic meta:table-count="9" meta:cell-count="126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